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O" svg:font-family="'Linux Libertine O'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inux Libertine O" officeooo:rsid="00294093" officeooo:paragraph-rsid="00294093"/>
    </style:style>
    <style:style style:name="P2" style:family="paragraph" style:parent-style-name="Standard">
      <style:text-properties style:font-name="Linux Libertine O" officeooo:rsid="00294093" officeooo:paragraph-rsid="00340a02"/>
    </style:style>
    <style:style style:name="P3" style:family="paragraph" style:parent-style-name="Standard">
      <style:text-properties style:font-name="Linux Libertine O" officeooo:rsid="00294093" officeooo:paragraph-rsid="002cf708"/>
    </style:style>
    <style:style style:name="P4" style:family="paragraph" style:parent-style-name="Standard">
      <style:text-properties style:font-name="Linux Libertine O" officeooo:rsid="00340a02" officeooo:paragraph-rsid="00340a02"/>
    </style:style>
    <style:style style:name="P5" style:family="paragraph" style:parent-style-name="Standard">
      <style:text-properties style:font-name="Linux Libertine O" officeooo:rsid="00340a02" officeooo:paragraph-rsid="00366815"/>
    </style:style>
    <style:style style:name="P6" style:family="paragraph" style:parent-style-name="Standard">
      <style:text-properties style:font-name="Linux Libertine O" officeooo:rsid="00366815" officeooo:paragraph-rsid="00366815"/>
    </style:style>
    <style:style style:name="P7" style:family="paragraph" style:parent-style-name="Standard">
      <style:text-properties style:font-name="Linux Libertine O" officeooo:rsid="002cf708" officeooo:paragraph-rsid="002cf708"/>
    </style:style>
    <style:style style:name="P8" style:family="paragraph" style:parent-style-name="Standard">
      <style:text-properties style:font-name="Linux Libertine O" officeooo:rsid="00356cf3" officeooo:paragraph-rsid="00340a02"/>
    </style:style>
    <style:style style:name="P9" style:family="paragraph" style:parent-style-name="Standard">
      <style:text-properties style:font-name="Linux Libertine O" officeooo:rsid="003885a3" officeooo:paragraph-rsid="003885a3"/>
    </style:style>
    <style:style style:name="T1" style:family="text">
      <style:text-properties fo:color="#3465a4" loext:opacity="100%" style:font-name="Linux Libertine O" fo:font-size="14pt" fo:font-weight="bold" style:font-name-asian="Noto Sans CJK SC Regular" style:font-size-asian="14pt" style:font-weight-asian="bold" style:font-name-complex="FreeSans1" style:font-size-complex="14pt" style:font-weight-complex="bold"/>
    </style:style>
    <style:style style:name="T2" style:family="text">
      <style:text-properties fo:color="#3465a4" loext:opacity="100%" style:font-name="Linux Libertine O" fo:font-size="14pt" fo:font-weight="bold" officeooo:rsid="002cf708" style:font-name-asian="Noto Sans CJK SC Regular" style:font-size-asian="14pt" style:font-weight-asian="bold" style:font-name-complex="FreeSans1" style:font-size-complex="14pt" style:font-weight-complex="bold"/>
    </style:style>
    <style:style style:name="T3" style:family="text">
      <style:text-properties fo:color="#004586" loext:opacity="100%" style:font-name="Linux Libertine O" fo:font-size="18.2000007629395pt" style:font-size-asian="18.2000007629395pt" style:font-size-complex="18.2000007629395pt" style:font-weight-complex="600"/>
    </style:style>
    <style:style style:name="T4" style:family="text">
      <style:text-properties fo:color="#004586" loext:opacity="100%" style:font-name="Linux Libertine O" fo:font-size="18.2000007629395pt" officeooo:rsid="00340a02" style:font-size-asian="18.2000007629395pt" style:font-size-complex="18.2000007629395pt" style:font-weight-complex="600"/>
    </style:style>
    <style:style style:name="T5" style:family="text">
      <style:text-properties fo:color="#004586" loext:opacity="100%" style:font-name="Linux Libertine O" fo:font-size="18.2000007629395pt" officeooo:rsid="00366815" style:font-size-asian="18.2000007629395pt" style:font-size-complex="18.2000007629395pt" style:font-weight-complex="600"/>
    </style:style>
    <style:style style:name="T6" style:family="text">
      <style:text-properties fo:color="#004586" loext:opacity="100%" style:font-name="Linux Libertine O" fo:font-size="18.2000007629395pt" officeooo:rsid="003b1a5a" style:font-size-asian="18.2000007629395pt" style:font-size-complex="18.2000007629395pt" style:font-weight-complex="600"/>
    </style:style>
    <style:style style:name="T7" style:family="text">
      <style:text-properties fo:color="#004586" loext:opacity="100%" style:font-name="Linux Libertine O" fo:font-size="18.2000007629395pt" fo:font-weight="bold" officeooo:rsid="002cf708" style:font-name-asian="Noto Sans CJK SC Regular" style:font-size-asian="18.2000007629395pt" style:font-weight-asian="bold" style:font-name-complex="FreeSans1" style:font-size-complex="18.2000007629395pt" style:font-weight-complex="600"/>
    </style:style>
    <style:style style:name="T8" style:family="text">
      <style:text-properties fo:color="#004586" loext:opacity="100%" style:font-name="Linux Libertine O" fo:font-size="18.2000007629395pt" fo:font-weight="bold" officeooo:rsid="00313fa3" style:font-name-asian="Noto Sans CJK SC Regular" style:font-size-asian="18.2000007629395pt" style:font-weight-asian="bold" style:font-name-complex="FreeSans1" style:font-size-complex="18.2000007629395pt" style:font-weight-complex="600"/>
    </style:style>
    <style:style style:name="T9" style:family="text">
      <style:text-properties fo:color="#004586" loext:opacity="100%" style:font-name="Linux Libertine O" fo:font-size="18.2000007629395pt" fo:font-weight="bold" officeooo:rsid="00366815" style:font-name-asian="Noto Sans CJK SC Regular" style:font-size-asian="18.2000007629395pt" style:font-weight-asian="bold" style:font-name-complex="FreeSans1" style:font-size-complex="18.2000007629395pt" style:font-weight-complex="600"/>
    </style:style>
    <style:style style:name="T10" style:family="text">
      <style:text-properties fo:color="#004586" loext:opacity="100%" style:font-name="Linux Libertine O" fo:font-size="18.2000007629395pt" fo:font-weight="bold" officeooo:rsid="003885a3" style:font-name-asian="Noto Sans CJK SC Regular" style:font-size-asian="18.2000007629395pt" style:font-weight-asian="bold" style:font-name-complex="FreeSans1" style:font-size-complex="18.2000007629395pt" style:font-weight-complex="600"/>
    </style:style>
    <style:style style:name="T11" style:family="text">
      <style:text-properties fo:color="#004586" loext:opacity="100%" style:font-name="Linux Libertine O" fo:font-size="18.2000007629395pt" fo:font-weight="bold" officeooo:rsid="00394a24" style:font-name-asian="Noto Sans CJK SC Regular" style:font-size-asian="18.2000007629395pt" style:font-weight-asian="bold" style:font-name-complex="FreeSans1" style:font-size-complex="18.2000007629395pt" style:font-weight-complex="600"/>
    </style:style>
    <style:style style:name="T12" style:family="text">
      <style:text-properties officeooo:rsid="002b9204"/>
    </style:style>
    <style:style style:name="T13" style:family="text">
      <style:text-properties officeooo:rsid="00340a02"/>
    </style:style>
    <style:style style:name="T14" style:family="text">
      <style:text-properties officeooo:rsid="00366815"/>
    </style:style>
    <style:style style:name="T15" style:family="text">
      <style:text-properties officeooo:rsid="00382988"/>
    </style:style>
    <style:style style:name="T16" style:family="text">
      <style:text-properties officeooo:rsid="003885a3"/>
    </style:style>
    <style:style style:name="T17" style:family="text">
      <style:text-properties officeooo:rsid="003af003"/>
    </style:style>
    <style:style style:name="T18" style:family="text">
      <style:text-properties officeooo:rsid="003b1a5a"/>
    </style:style>
    <style:style style:name="T19" style:family="text">
      <style:text-properties officeooo:rsid="003bfe05"/>
    </style:style>
    <style:style style:name="T20" style:family="text">
      <style:text-properties officeooo:rsid="003d3ca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T9">Harissa</text:span><text:span text:style-name="T8"> </text:span><text:span text:style-name="T11">and beans </text:span><text:span text:style-name="T8">pasta</text:span><text:span text:style-name="T7"> sauce</text:span><text:span text:style-name="T3"> (</text:span><text:span text:style-name="T10">4</text:span><text:span text:style-name="T3"> portions; </text:span><text:span text:style-name="T5">3</text:span><text:span text:style-name="T6">0</text:span><text:span text:style-name="T4"> minutes</text:span><text:span text:style-name="T3">)</text:span></text:h>
      <text:p text:style-name="P9">Storecupboard version of the harissa pasta sauce; good with wholewheat pasta or chunky bread.</text:p>
      <text:p text:style-name="P9"/>
      <text:p text:style-name="Heading"><text:span text:style-name="T1">For the </text:span><text:span text:style-name="T2">sauce</text:span></text:p>
      <text:p text:style-name="P2"><text:span text:style-name="T20">5</text:span><text:span text:style-name="T12"> tbsp</text:span> olive oil for frying</text:p>
      <text:p text:style-name="P1"><text:span text:style-name="T13">2</text:span> red onion<text:span text:style-name="T13">s </text:span><text:span text:style-name="T14">(about 350g)</text:span></text:p>
      <text:p text:style-name="P6"><text:span text:style-name="T17">4</text:span> cloves garlic</text:p>
      <text:p text:style-name="P1"/>
      <text:p text:style-name="P4"><text:span text:style-name="T14">2</text:span> <text:span text:style-name="T14">heaped</text:span> tsp smoked paprika</text:p>
      <text:p text:style-name="P6"><text:span text:style-name="T20">6</text:span> tsp harissa paste</text:p>
      <text:p text:style-name="P5"/>
      <text:p text:style-name="P7"><text:span text:style-name="T16">2</text:span> tin<text:span text:style-name="T16">s</text:span> peeled plum tomatoes</text:p>
      <text:p text:style-name="P6">1 tin <text:span text:style-name="T16">butter</text:span> beans</text:p>
      <text:p text:style-name="P6">1 tin haricot beans</text:p>
      <text:p text:style-name="P3"/>
      <text:p text:style-name="P6">1 stock pot or cube</text:p>
      <text:p text:style-name="P6">salt to taste</text:p>
      <text:p text:style-name="P6"/>
      <text:p text:style-name="P6"/>
      <text:p text:style-name="P6"/>
      <text:p text:style-name="P6">Roughly chop the garlic and slice the onions. Fry the garlic on medium heat for about 30 seconds, then add the onions, smoked paprika, and harissa, and mix well.</text:p>
      <text:p text:style-name="P6"/>
      <text:p text:style-name="P6">Drain and rinse the beans and add to the pot, along with the stock, salt,<text:span text:style-name="T18"> tomatoes</text:span> <text:span text:style-name="T15">(chop them a bit in the pan),</text:span> and about half a can of hot water. <text:span text:style-name="T18">Mix well.</text:span></text:p>
      <text:p text:style-name="P6"/>
      <text:p text:style-name="P6">Simmer for <text:span text:style-name="T19">about </text:span>20 minutes.</text:p>
      <text:p text:style-name="P8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O" svg:font-family="'Linux Libertine O'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style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style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99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-image-width="0cm" draw:fill-image-height="0cm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 draw:fill-image-width="0cm" draw:fill-image-height="0cm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29T13:41:09.314438554</meta:creation-date>
    <dc:date>2025-04-14T18:09:10.002762122</dc:date>
    <meta:editing-duration>PT1H17M50S</meta:editing-duration>
    <meta:editing-cycles>33</meta:editing-cycles>
    <meta:generator>LibreOffice/7.3.7.2$Linux_X86_64 LibreOffice_project/30$Build-2</meta:generator>
    <meta:document-statistic meta:table-count="0" meta:image-count="0" meta:object-count="0" meta:page-count="1" meta:paragraph-count="16" meta:word-count="137" meta:character-count="715" meta:non-whitespace-character-count="594"/>
  </office:meta>
</office:document-meta>
</file>